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0000001A7EDE669C95512C4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4.898cm" fo:min-width="2.035cm" fo:padding-top="0.176cm" fo:padding-bottom="0.176cm" fo:padding-left="0.301cm" fo:padding-right="0.301cm"/>
    </style:style>
    <style:style style:name="gr5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4.771cm" fo:min-width="2.035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1.575cm"/>
    </style:style>
    <style:style style:name="gr7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.493cm" fo:min-width="13.424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.597cm" fo:min-width="13.366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.378cm" fo:min-width="13.344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74cm"/>
    </style:style>
    <style:style style:name="gr11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5.878cm" fo:min-width="13.723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fo:text-align="center"/>
      <style:text-properties fo:font-size="16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size-asian="20pt" style:font-weight-asian="bold" style:font-size-complex="2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29cm" svg:height="1.887cm" svg:x="3.41cm" svg:y="7.0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1cm" svg:y="9.3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1cm" svg:y="11.6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cm" svg:y="13.7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1cm" svg:y="16.0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cm" svg:y="4.8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4.153cm" svg:y="6.028cm">
          <draw:text-box>
            <text:p><text:span text:style-name="T1">PO</text:span></text:p>
          </draw:text-box>
        </draw:frame>
        <draw:frame draw:style-name="gr2" draw:text-style-name="P2" draw:layer="layout" svg:width="1.905cm" svg:height="1.139cm" svg:x="4.154cm" svg:y="8.1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4.154cm" svg:y="10.4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4.155cm" svg:y="12.7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4.155cm" svg:y="14.8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4.155cm" svg:y="17.13cm">
          <draw:text-box>
            <text:p><text:span text:style-name="T1">Dev</text:span></text:p>
          </draw:text-box>
        </draw:frame>
        <draw:frame draw:style-name="gr1" draw:text-style-name="P1" draw:layer="layout" svg:width="1.029cm" svg:height="1.887cm" svg:x="6.81cm" svg:y="7.0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6.811cm" svg:y="9.3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6.811cm" svg:y="11.6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6.81cm" svg:y="13.7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6.811cm" svg:y="16.0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6.81cm" svg:y="4.8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7.553cm" svg:y="6.028cm">
          <draw:text-box>
            <text:p><text:span text:style-name="T1">PO</text:span></text:p>
          </draw:text-box>
        </draw:frame>
        <draw:frame draw:style-name="gr2" draw:text-style-name="P2" draw:layer="layout" svg:width="1.905cm" svg:height="1.139cm" svg:x="7.554cm" svg:y="8.1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7.554cm" svg:y="10.4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7.555cm" svg:y="12.7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7.555cm" svg:y="14.8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7.555cm" svg:y="17.13cm">
          <draw:text-box>
            <text:p><text:span text:style-name="T1">Dev</text:span></text:p>
          </draw:text-box>
        </draw:frame>
        <draw:frame draw:style-name="gr1" draw:text-style-name="P1" draw:layer="layout" svg:width="1.029cm" svg:height="1.887cm" svg:x="10.21cm" svg:y="7.0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0.211cm" svg:y="9.3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0.211cm" svg:y="11.6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0.21cm" svg:y="13.7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0.211cm" svg:y="16.0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0.21cm" svg:y="4.8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10.953cm" svg:y="6.028cm">
          <draw:text-box>
            <text:p><text:span text:style-name="T1">PO</text:span></text:p>
          </draw:text-box>
        </draw:frame>
        <draw:frame draw:style-name="gr2" draw:text-style-name="P2" draw:layer="layout" svg:width="1.905cm" svg:height="1.139cm" svg:x="10.954cm" svg:y="8.1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10.954cm" svg:y="10.4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0.955cm" svg:y="12.7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0.955cm" svg:y="14.8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0.955cm" svg:y="17.13cm">
          <draw:text-box>
            <text:p><text:span text:style-name="T1">Dev</text:span></text:p>
          </draw:text-box>
        </draw:frame>
        <draw:frame draw:style-name="gr1" draw:text-style-name="P1" draw:layer="layout" svg:width="1.029cm" svg:height="1.887cm" svg:x="3.41cm" svg:y="7.0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1cm" svg:y="9.3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1cm" svg:y="11.6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cm" svg:y="13.7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1cm" svg:y="16.0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3.41cm" svg:y="4.8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4.154cm" svg:y="8.1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4.154cm" svg:y="10.4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4.155cm" svg:y="12.7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4.155cm" svg:y="14.8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4.155cm" svg:y="17.13cm">
          <draw:text-box>
            <text:p><text:span text:style-name="T1">Dev</text:span></text:p>
          </draw:text-box>
        </draw:frame>
        <draw:frame draw:style-name="gr3" draw:text-style-name="P3" draw:layer="layout" svg:width="6.35cm" svg:height="1.825cm" svg:x="21.447cm" svg:y="9.128cm">
          <draw:text-box>
            <text:p text:style-name="P1"><text:span text:style-name="T1">Guild 1 (Community)</text:span></text:p>
          </draw:text-box>
        </draw:frame>
        <draw:custom-shape draw:style-name="gr4" draw:text-style-name="P4" draw:layer="layout" svg:width="2.921cm" svg:height="15.534cm" svg:x="3.029cm" svg:y="3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.921cm" svg:height="1.505cm" svg:x="3.029cm" svg:y="3.308cm">
          <draw:text-box>
            <text:p text:style-name="P5"><text:span text:style-name="T2">Squad 1</text:span></text:p>
            <text:p text:style-name="P5"><text:span text:style-name="T2">(team)</text:span></text:p>
          </draw:text-box>
        </draw:frame>
        <draw:frame draw:style-name="gr3" draw:text-style-name="P6" draw:layer="layout" svg:width="2.921cm" svg:height="1.505cm" svg:x="6.63cm" svg:y="3.309cm">
          <draw:text-box>
            <text:p text:style-name="P5"><text:span text:style-name="T2">Squad 2</text:span></text:p>
            <text:p text:style-name="P5"><text:span text:style-name="T2">(team)</text:span></text:p>
          </draw:text-box>
        </draw:frame>
        <draw:frame draw:style-name="gr3" draw:text-style-name="P6" draw:layer="layout" svg:width="2.921cm" svg:height="1.505cm" svg:x="10.03cm" svg:y="3.309cm">
          <draw:text-box>
            <text:p text:style-name="P5"><text:span text:style-name="T2">Squad n</text:span></text:p>
            <text:p text:style-name="P5"><text:span text:style-name="T2">(team)</text:span></text:p>
          </draw:text-box>
        </draw:frame>
        <draw:custom-shape draw:style-name="gr4" draw:text-style-name="P4" draw:layer="layout" svg:width="2.921cm" svg:height="15.534cm" svg:x="6.529cm" svg:y="3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921cm" svg:height="15.407cm" svg:x="10.029cm" svg:y="3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445cm" svg:height="1.143cm" svg:x="12.989cm" svg:y="7.539cm">
          <draw:text-box>
            <text:p><text:span text:style-name="T1">Chapter 1</text:span></text:p>
          </draw:text-box>
        </draw:frame>
        <draw:frame draw:style-name="gr6" draw:text-style-name="P2" draw:layer="layout" svg:width="4.953cm" svg:height="1.825cm" svg:x="12.989cm" svg:y="12.038cm">
          <draw:text-box>
            <text:p><text:span text:style-name="T1">Chapter 2</text:span></text:p>
          </draw:text-box>
        </draw:frame>
        <draw:custom-shape draw:style-name="gr7" draw:text-style-name="P4" draw:layer="layout" svg:width="14.224cm" svg:height="2.043cm" svg:x="2.548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4.178cm" svg:height="2.159cm" svg:x="2.594cm" svg:y="11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4.132cm" svg:height="1.916cm" svg:x="2.64cm" svg:y="13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064cm" svg:height="1.524cm" svg:x="13.043cm" svg:y="14.37cm">
          <draw:text-box>
            <text:p><text:span text:style-name="T1">Chapter 3</text:span></text:p>
          </draw:text-box>
        </draw:frame>
        <draw:custom-shape draw:style-name="gr11" draw:text-style-name="P4" draw:layer="layout" svg:width="15.875cm" svg:height="17.78cm" svg:x="1.762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.921cm" svg:height="1.143cm" svg:x="7.858cm" svg:y="2.016cm">
          <draw:text-box>
            <text:p text:style-name="P7"><text:span text:style-name="T3">Tribe</text:span></text:p>
          </draw:text-box>
        </draw:frame>
        <draw:frame draw:style-name="gr3" draw:text-style-name="P3" draw:layer="layout" svg:width="6.35cm" svg:height="1.825cm" svg:x="21.447cm" svg:y="16.321cm">
          <draw:text-box>
            <text:p text:style-name="P1"><text:span text:style-name="T1">Guild n (Communit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5:34:43.157643024</meta:creation-date>
    <dc:date>2017-12-02T17:03:58.250319233</dc:date>
    <meta:editing-duration>PT25M27S</meta:editing-duration>
    <meta:editing-cycles>3</meta:editing-cycles>
    <meta:generator>LibreOffice/5.1.4.2$Linux_X86_64 LibreOffice_project/10m0$Build-2</meta:generator>
    <meta:document-statistic meta:object-count="63"/>
  </office:meta>
</office:document-meta>
</file>